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0cfeb" officeooo:paragraph-rsid="0000cfeb"/>
    </style:style>
    <style:style style:name="P2" style:family="paragraph" style:parent-style-name="Text_20_body">
      <style:paragraph-properties fo:text-align="start" style:justify-single-word="false"/>
      <style:text-properties style:text-underline-style="none" officeooo:rsid="001fb5b6" officeooo:paragraph-rsid="000030d7"/>
    </style:style>
    <style:style style:name="P3" style:family="paragraph" style:parent-style-name="Text_20_body">
      <style:paragraph-properties fo:text-align="start" style:justify-single-word="false"/>
      <style:text-properties style:text-underline-style="none" officeooo:paragraph-rsid="000030d7"/>
    </style:style>
    <style:style style:name="P4" style:family="paragraph" style:parent-style-name="Text_20_body">
      <style:text-properties style:text-underline-style="none" officeooo:paragraph-rsid="000030d7"/>
    </style:style>
    <style:style style:name="P5" style:family="paragraph" style:parent-style-name="Text_20_body">
      <style:text-properties officeooo:rsid="0022f463" officeooo:paragraph-rsid="000030d7"/>
    </style:style>
    <style:style style:name="P6" style:family="paragraph" style:parent-style-name="Text_20_body">
      <style:text-properties officeooo:paragraph-rsid="000030d7"/>
    </style:style>
    <style:style style:name="P7" style:family="paragraph" style:parent-style-name="Text_20_body">
      <style:text-properties officeooo:rsid="0000cfeb" officeooo:paragraph-rsid="0000cfeb"/>
    </style:style>
    <style:style style:name="P8" style:family="paragraph" style:parent-style-name="Text_20_body">
      <style:text-properties officeooo:rsid="0001197b" officeooo:paragraph-rsid="0001197b"/>
    </style:style>
    <style:style style:name="P9" style:family="paragraph" style:parent-style-name="Text_20_body">
      <style:text-properties officeooo:rsid="0004dcb8" officeooo:paragraph-rsid="0004dcb8"/>
    </style:style>
    <style:style style:name="P10" style:family="paragraph" style:parent-style-name="Text_20_body">
      <style:text-properties officeooo:paragraph-rsid="0004dcb8"/>
    </style:style>
    <style:style style:name="P11" style:family="paragraph" style:parent-style-name="Text_20_body">
      <style:paragraph-properties fo:break-before="page"/>
      <style:text-properties officeooo:rsid="0021bf89" officeooo:paragraph-rsid="000030d7"/>
    </style:style>
    <style:style style:name="P12" style:family="paragraph" style:parent-style-name="Title">
      <style:text-properties style:text-underline-style="none" officeooo:paragraph-rsid="000030d7"/>
    </style:style>
    <style:style style:name="P13" style:family="paragraph" style:parent-style-name="Title">
      <style:text-properties fo:font-size="20pt" fo:font-weight="normal" officeooo:paragraph-rsid="000030d7" style:font-size-asian="20pt" style:font-weight-asian="normal" style:font-size-complex="20pt" style:font-weight-complex="normal"/>
    </style:style>
    <style:style style:name="P14" style:family="paragraph" style:parent-style-name="Title">
      <style:text-properties officeooo:paragraph-rsid="000030d7"/>
    </style:style>
    <style:style style:name="P15" style:family="paragraph" style:parent-style-name="Standard" style:list-style-name="L2">
      <style:text-properties officeooo:rsid="0019f03e" officeooo:paragraph-rsid="000030d7"/>
    </style:style>
    <style:style style:name="P16" style:family="paragraph" style:parent-style-name="Standard" style:list-style-name="L2">
      <style:text-properties officeooo:rsid="001b50c4" officeooo:paragraph-rsid="000030d7"/>
    </style:style>
    <style:style style:name="P17" style:family="paragraph" style:parent-style-name="Standard" style:list-style-name="L2">
      <style:text-properties officeooo:rsid="001cf022" officeooo:paragraph-rsid="000030d7"/>
    </style:style>
    <style:style style:name="P18" style:family="paragraph" style:parent-style-name="Standard" style:list-style-name="L2">
      <style:text-properties officeooo:rsid="001da61f" officeooo:paragraph-rsid="000030d7"/>
    </style:style>
    <style:style style:name="P19" style:family="paragraph" style:parent-style-name="Standard" style:list-style-name="L2">
      <style:text-properties officeooo:rsid="001f1746" officeooo:paragraph-rsid="000030d7"/>
    </style:style>
    <style:style style:name="P20" style:family="paragraph" style:parent-style-name="Standard" style:list-style-name="L2">
      <style:text-properties officeooo:rsid="001fb5b6" officeooo:paragraph-rsid="000030d7"/>
    </style:style>
    <style:style style:name="P21" style:family="paragraph" style:parent-style-name="Text_20_body">
      <style:text-properties style:text-underline-style="none" officeooo:paragraph-rsid="000030d7"/>
    </style:style>
    <style:style style:name="P22" style:family="paragraph" style:parent-style-name="Text_20_body">
      <style:text-properties fo:language="de" fo:country="DE" officeooo:paragraph-rsid="000030d7"/>
    </style:style>
    <style:style style:name="P23" style:family="paragraph" style:parent-style-name="Text_20_body">
      <style:text-properties fo:language="de" fo:country="DE" officeooo:paragraph-rsid="00073958"/>
    </style:style>
    <style:style style:name="P24" style:family="paragraph" style:parent-style-name="Text_20_body" style:list-style-name="L1">
      <style:text-properties officeooo:rsid="0021bf89" officeooo:paragraph-rsid="000030d7"/>
    </style:style>
    <style:style style:name="P25" style:family="paragraph" style:parent-style-name="Text_20_body" style:list-style-name="L1">
      <style:text-properties officeooo:rsid="0022f463" officeooo:paragraph-rsid="000030d7"/>
    </style:style>
    <style:style style:name="P26" style:family="paragraph" style:parent-style-name="Text_20_body">
      <style:text-properties officeooo:rsid="00082f1a" officeooo:paragraph-rsid="0008628c"/>
    </style:style>
    <style:style style:name="P27" style:family="paragraph" style:parent-style-name="Text_20_body">
      <style:text-properties officeooo:rsid="00082f1a" officeooo:paragraph-rsid="000b3055"/>
    </style:style>
    <style:style style:name="P28" style:family="paragraph" style:parent-style-name="Text_20_body">
      <style:text-properties officeooo:rsid="0008628c" officeooo:paragraph-rsid="000989c0"/>
    </style:style>
    <style:style style:name="P29" style:family="paragraph" style:parent-style-name="Text_20_body">
      <style:text-properties officeooo:rsid="000989c0" officeooo:paragraph-rsid="000989c0"/>
    </style:style>
    <style:style style:name="P30" style:family="paragraph" style:parent-style-name="Text_20_body">
      <style:text-properties officeooo:rsid="000b3055" officeooo:paragraph-rsid="000b3055"/>
    </style:style>
    <style:style style:name="P31" style:family="paragraph" style:parent-style-name="Text_20_body">
      <style:text-properties officeooo:rsid="0004dcb8" officeooo:paragraph-rsid="000de560"/>
    </style:style>
    <style:style style:name="P32" style:family="paragraph" style:parent-style-name="Text_20_body">
      <style:text-properties officeooo:rsid="000de560" officeooo:paragraph-rsid="000de560"/>
    </style:style>
    <style:style style:name="P33" style:family="paragraph" style:parent-style-name="Text_20_body">
      <style:text-properties officeooo:paragraph-rsid="0011a090"/>
    </style:style>
    <style:style style:name="P34" style:family="paragraph" style:parent-style-name="Text_20_body">
      <style:text-properties officeooo:rsid="00147c6f" officeooo:paragraph-rsid="00147c6f"/>
    </style:style>
    <style:style style:name="P35" style:family="paragraph" style:parent-style-name="Text_20_body">
      <style:text-properties officeooo:rsid="00150eaa" officeooo:paragraph-rsid="00147c6f"/>
    </style:style>
    <style:style style:name="P36" style:family="paragraph" style:parent-style-name="Text_20_body">
      <style:text-properties officeooo:rsid="00150eaa" officeooo:paragraph-rsid="00150eaa"/>
    </style:style>
    <style:style style:name="P37" style:family="paragraph" style:parent-style-name="Text_20_body">
      <style:text-properties officeooo:rsid="0017e0c1" officeooo:paragraph-rsid="0017e0c1"/>
    </style:style>
    <style:style style:name="P38" style:family="paragraph" style:parent-style-name="Text_20_body">
      <style:text-properties officeooo:rsid="001939ed" officeooo:paragraph-rsid="001939ed"/>
    </style:style>
    <style:style style:name="P39" style:family="paragraph" style:parent-style-name="Text_20_body">
      <style:text-properties officeooo:rsid="001acedb" officeooo:paragraph-rsid="001acedb"/>
    </style:style>
    <style:style style:name="P40" style:family="paragraph" style:parent-style-name="Text_20_body">
      <style:text-properties officeooo:rsid="001bb38b" officeooo:paragraph-rsid="001bb38b"/>
    </style:style>
    <style:style style:name="P41" style:family="paragraph" style:parent-style-name="Text_20_body">
      <style:text-properties officeooo:paragraph-rsid="001bb38b"/>
    </style:style>
    <style:style style:name="P42" style:family="paragraph" style:parent-style-name="Text_20_body">
      <style:text-properties officeooo:rsid="001ca3d9" officeooo:paragraph-rsid="001ca3d9"/>
    </style:style>
    <style:style style:name="P43" style:family="paragraph" style:parent-style-name="Text_20_body" style:list-style-name="L3">
      <style:text-properties officeooo:rsid="001d9064" officeooo:paragraph-rsid="001d9064"/>
    </style:style>
    <style:style style:name="P44" style:family="paragraph" style:parent-style-name="Text_20_body" style:list-style-name="L3">
      <style:text-properties officeooo:rsid="001e2897" officeooo:paragraph-rsid="001e2897"/>
    </style:style>
    <style:style style:name="P45" style:family="paragraph" style:parent-style-name="Text_20_body">
      <style:text-properties officeooo:rsid="001e2897" officeooo:paragraph-rsid="001e2897"/>
    </style:style>
    <style:style style:name="P46" style:family="paragraph" style:parent-style-name="Text_20_body">
      <style:text-properties officeooo:rsid="001ff9c7" officeooo:paragraph-rsid="001ff9c7"/>
    </style:style>
    <style:style style:name="P47" style:family="paragraph" style:parent-style-name="Text_20_body">
      <style:text-properties officeooo:rsid="0020051e" officeooo:paragraph-rsid="0020051e"/>
    </style:style>
    <style:style style:name="P48" style:family="paragraph" style:parent-style-name="Text_20_body">
      <style:text-properties officeooo:rsid="00214a85" officeooo:paragraph-rsid="00214a85"/>
    </style:style>
    <style:style style:name="P49" style:family="paragraph" style:parent-style-name="Text_20_body">
      <style:text-properties officeooo:rsid="00240ebb" officeooo:paragraph-rsid="00240ebb"/>
    </style:style>
    <style:style style:name="P50" style:family="paragraph" style:parent-style-name="Text_20_body" style:list-style-name="L4">
      <style:text-properties officeooo:rsid="00240ebb" officeooo:paragraph-rsid="00240ebb"/>
    </style:style>
    <style:style style:name="P51" style:family="paragraph" style:parent-style-name="Text_20_body">
      <style:text-properties officeooo:rsid="00259582" officeooo:paragraph-rsid="00259582"/>
    </style:style>
    <style:style style:name="P52" style:family="paragraph" style:parent-style-name="Text_20_body" style:list-style-name="L5">
      <style:text-properties officeooo:rsid="00259582" officeooo:paragraph-rsid="00259582"/>
    </style:style>
    <style:style style:name="P53" style:family="paragraph" style:parent-style-name="Text_20_body" style:list-style-name="L5">
      <style:text-properties officeooo:rsid="00280dee" officeooo:paragraph-rsid="00280dee"/>
    </style:style>
    <style:style style:name="P54" style:family="paragraph" style:parent-style-name="Text_20_body" style:list-style-name="L5">
      <style:text-properties officeooo:rsid="0029676f" officeooo:paragraph-rsid="0029676f"/>
    </style:style>
    <style:style style:name="P55" style:family="paragraph" style:parent-style-name="Text_20_body">
      <style:text-properties officeooo:rsid="0029676f" officeooo:paragraph-rsid="0029676f"/>
    </style:style>
    <style:style style:name="P56" style:family="paragraph" style:parent-style-name="Text_20_body">
      <style:paragraph-properties fo:break-before="page"/>
      <style:text-properties officeooo:rsid="0019f03e" officeooo:paragraph-rsid="000030d7"/>
    </style:style>
    <style:style style:name="P57" style:family="paragraph" style:parent-style-name="Text_20_body">
      <style:paragraph-properties fo:break-before="page"/>
      <style:text-properties style:text-underline-style="none" officeooo:paragraph-rsid="000030d7"/>
    </style:style>
    <style:style style:name="P58" style:family="paragraph" style:parent-style-name="Text_20_body">
      <style:paragraph-properties fo:break-before="page"/>
      <style:text-properties officeooo:rsid="0029676f" officeooo:paragraph-rsid="0029676f"/>
    </style:style>
    <style:style style:name="P59" style:family="paragraph" style:parent-style-name="Footer">
      <style:paragraph-properties fo:text-align="center" style:justify-single-word="false"/>
      <style:text-properties officeooo:rsid="0000cfeb" officeooo:paragraph-rsid="0011a090"/>
    </style:style>
    <style:style style:name="P60" style:family="paragraph" style:parent-style-name="Heading_20_1" style:list-style-name="">
      <style:text-properties officeooo:paragraph-rsid="000030d7"/>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0030d7"/>
    </style:style>
    <style:style style:name="P63" style:family="paragraph" style:parent-style-name="Heading_20_1">
      <style:paragraph-properties fo:break-before="page"/>
      <style:text-properties officeooo:rsid="0004dcb8" officeooo:paragraph-rsid="0004dcb8"/>
    </style:style>
    <style:style style:name="P64" style:family="paragraph" style:parent-style-name="Heading_20_1">
      <style:paragraph-properties fo:break-before="page"/>
      <style:text-properties officeooo:rsid="00214a85" officeooo:paragraph-rsid="00214a85"/>
    </style:style>
    <style:style style:name="P65" style:family="paragraph" style:parent-style-name="Title">
      <style:text-properties fo:font-size="20pt" fo:font-weight="normal" officeooo:rsid="00211fc5" officeooo:paragraph-rsid="000030d7" style:font-size-asian="20pt" style:font-weight-asian="normal" style:font-size-complex="20pt" style:font-weight-complex="normal"/>
    </style:style>
    <style:style style:name="P66" style:family="paragraph" style:parent-style-name="Title" style:master-page-name="First_20_Page">
      <style:paragraph-properties style:page-number="1" fo:break-before="auto" fo:break-after="auto" style:shadow="none"/>
      <style:text-properties officeooo:paragraph-rsid="000030d7"/>
    </style:style>
    <style:style style:name="P67" style:family="paragraph" style:parent-style-name="Heading_20_2">
      <style:text-properties officeooo:rsid="0022f463" officeooo:paragraph-rsid="000030d7"/>
    </style:style>
    <style:style style:name="P68" style:family="paragraph" style:parent-style-name="Heading_20_2">
      <style:text-properties officeooo:rsid="0023677f" officeooo:paragraph-rsid="000030d7"/>
    </style:style>
    <style:style style:name="P69" style:family="paragraph" style:parent-style-name="Heading_20_2">
      <style:text-properties officeooo:rsid="0001197b" officeooo:paragraph-rsid="0001197b"/>
    </style:style>
    <style:style style:name="P70" style:family="paragraph" style:parent-style-name="Heading_20_2">
      <style:text-properties officeooo:rsid="0004dcb8" officeooo:paragraph-rsid="0004dcb8"/>
    </style:style>
    <style:style style:name="P71" style:family="paragraph" style:parent-style-name="Heading_20_2">
      <style:text-properties officeooo:rsid="0017e0c1" officeooo:paragraph-rsid="0017e0c1"/>
    </style:style>
    <style:style style:name="P72" style:family="paragraph" style:parent-style-name="Heading_20_2">
      <style:text-properties officeooo:rsid="001bb38b" officeooo:paragraph-rsid="001bb38b"/>
    </style:style>
    <style:style style:name="P73" style:family="paragraph" style:parent-style-name="Heading_20_2">
      <style:text-properties officeooo:rsid="001ff9c7" officeooo:paragraph-rsid="001ff9c7"/>
    </style:style>
    <style:style style:name="P74" style:family="paragraph" style:parent-style-name="Heading_20_2">
      <style:text-properties officeooo:rsid="00240ebb" officeooo:paragraph-rsid="00240ebb"/>
    </style:style>
    <style:style style:name="P75" style:family="paragraph" style:parent-style-name="Heading_20_2">
      <style:text-properties officeooo:rsid="00259582" officeooo:paragraph-rsid="0025958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11fc5"/>
    </style:style>
    <style:style style:name="T2" style:family="text">
      <style:text-properties officeooo:rsid="0021bf89"/>
    </style:style>
    <style:style style:name="T3" style:family="text">
      <style:text-properties fo:language="de" fo:country="DE"/>
    </style:style>
    <style:style style:name="T4" style:family="text">
      <style:text-properties fo:language="de" fo:country="DE" style:font-name-complex="Liberation Serif"/>
    </style:style>
    <style:style style:name="T5" style:family="text">
      <style:text-properties fo:language="de" fo:country="DE" officeooo:rsid="0001197b"/>
    </style:style>
    <style:style style:name="T6" style:family="text">
      <style:text-properties fo:language="de" fo:country="DE" officeooo:rsid="0005e9bf"/>
    </style:style>
    <style:style style:name="T7" style:family="text">
      <style:text-properties officeooo:rsid="0023677f"/>
    </style:style>
    <style:style style:name="T8" style:family="text">
      <style:text-properties officeooo:rsid="001da61f"/>
    </style:style>
    <style:style style:name="T9" style:family="text">
      <style:text-properties officeooo:rsid="001cf022"/>
    </style:style>
    <style:style style:name="T10" style:family="text">
      <style:text-properties officeooo:rsid="001f1746"/>
    </style:style>
    <style:style style:name="T11" style:family="text">
      <style:text-properties officeooo:rsid="001fb5b6"/>
    </style:style>
    <style:style style:name="T12" style:family="text">
      <style:text-properties officeooo:rsid="0001197b"/>
    </style:style>
    <style:style style:name="T13" style:family="text">
      <style:text-properties officeooo:rsid="00034089"/>
    </style:style>
    <style:style style:name="T14" style:family="text">
      <style:text-properties officeooo:rsid="0004dcb8"/>
    </style:style>
    <style:style style:name="T15" style:family="text">
      <style:text-properties officeooo:rsid="0005e9bf"/>
    </style:style>
    <style:style style:name="T16" style:family="text">
      <style:text-properties officeooo:rsid="00073958"/>
    </style:style>
    <style:style style:name="T17" style:family="text">
      <style:text-properties officeooo:rsid="0008628c"/>
    </style:style>
    <style:style style:name="T18" style:family="text">
      <style:text-properties officeooo:rsid="000989c0"/>
    </style:style>
    <style:style style:name="T19" style:family="text">
      <style:text-properties officeooo:rsid="000b3055"/>
    </style:style>
    <style:style style:name="T20" style:family="text">
      <style:text-properties officeooo:rsid="000de560"/>
    </style:style>
    <style:style style:name="T21" style:family="text">
      <style:text-properties officeooo:rsid="000f2665"/>
    </style:style>
    <style:style style:name="T22" style:family="text">
      <style:text-properties officeooo:rsid="0011a090"/>
    </style:style>
    <style:style style:name="T23" style:family="text">
      <style:text-properties officeooo:rsid="00150eaa"/>
    </style:style>
    <style:style style:name="T24" style:family="text">
      <style:text-properties officeooo:rsid="00185801"/>
    </style:style>
    <style:style style:name="T25" style:family="text">
      <style:text-properties officeooo:rsid="001acedb"/>
    </style:style>
    <style:style style:name="T26" style:family="text">
      <style:text-properties officeooo:rsid="001bb38b"/>
    </style:style>
    <style:style style:name="T27" style:family="text">
      <style:text-properties officeooo:rsid="001be0ef"/>
    </style:style>
    <style:style style:name="T28" style:family="text">
      <style:text-properties officeooo:rsid="001d9064"/>
    </style:style>
    <style:style style:name="T29" style:family="text">
      <style:text-properties officeooo:rsid="001e2897"/>
    </style:style>
    <style:style style:name="T30" style:family="text">
      <style:text-properties fo:font-weight="bold" style:font-weight-asian="bold" style:font-weight-complex="bold"/>
    </style:style>
    <style:style style:name="T31" style:family="text">
      <style:text-properties officeooo:rsid="00240ebb"/>
    </style:style>
    <style:style style:name="T32" style:family="text">
      <style:text-properties officeooo:rsid="00259582"/>
    </style:style>
    <style:style style:name="T33" style:family="text">
      <style:text-properties officeooo:rsid="00292a7e"/>
    </style:style>
    <style:style style:name="T34" style:family="text">
      <style:text-properties officeooo:rsid="0029676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6"/>
      <text:p text:style-name="P65">Gymnasium Wolbeck</text:p>
      <text:p text:style-name="P14"/>
      <text:p text:style-name="P14"/>
      <text:p text:style-name="P12">Raumuntersuchung</text:p>
      <text:p text:style-name="P12">mit einer Drohne</text:p>
      <text:p text:style-name="P4"/>
      <text:p text:style-name="P4"/>
      <text:p text:style-name="P4"/>
      <text:p text:style-name="P4"/>
      <text:p text:style-name="P4"/>
      <text:p text:style-name="P4"/>
      <text:p text:style-name="P4"/>
      <text:p text:style-name="P13">Alexander Neuwirth, Jonathan Sigrist</text:p>
      <text:p text:style-name="P2"/>
      <text:p text:style-name="P3"/>
      <text:p text:style-name="P4"/>
      <text:p text:style-name="P4"/>
      <text:p text:style-name="P4"/>
      <text:p text:style-name="P4"/>
      <text:p text:style-name="P4"/>
      <text:p text:style-name="P4"/>
      <text:p text:style-name="P4"/>
      <text:p text:style-name="P4"/>
      <text:p text:style-name="P4"><text:span text:style-name="T1">Jugend Forscht 2016</text:span></text:p>
      <text:p text:style-name="P4"/>
      <text:p text:style-name="P57"/>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76"><text:a xlink:type="simple" xlink:href="#__RefHeading__369_487429023" text:style-name="Index_20_Link" text:visited-style-name="Index_20_Link">Das Projekt allgemein<text:tab/>3</text:a></text:p>
          <text:p text:style-name="P77"><text:a xlink:type="simple" xlink:href="#__RefHeading__460_487429023" text:style-name="Index_20_Link" text:visited-style-name="Index_20_Link">Wer sind wir?<text:tab/>3</text:a></text:p>
          <text:p text:style-name="P77"><text:a xlink:type="simple" xlink:href="#__RefHeading__462_487429023" text:style-name="Index_20_Link" text:visited-style-name="Index_20_Link">Ziel des Projektes<text:tab/>3</text:a></text:p>
          <text:p text:style-name="P77"><text:a xlink:type="simple" xlink:href="#__RefHeading__505_487429023" text:style-name="Index_20_Link" text:visited-style-name="Index_20_Link">Verlauf – Kurzbeschreibung<text:tab/>3</text:a></text:p>
          <text:p text:style-name="P77"><text:a xlink:type="simple" xlink:href="#__RefHeading__516_487429023" text:style-name="Index_20_Link" text:visited-style-name="Index_20_Link">Das Resultat<text:tab/>4</text:a></text:p>
          <text:p text:style-name="P76"><text:a xlink:type="simple" xlink:href="#__RefHeading__518_487429023" text:style-name="Index_20_Link" text:visited-style-name="Index_20_Link">Ganz am Anfang<text:tab/>5</text:a></text:p>
          <text:p text:style-name="P77"><text:a xlink:type="simple" xlink:href="#__RefHeading__653_1259517275" text:style-name="Index_20_Link" text:visited-style-name="Index_20_Link">Erste Planungen und Ideen<text:tab/>5</text:a></text:p>
          <text:p text:style-name="P77"><text:a xlink:type="simple" xlink:href="#__RefHeading__524_487429023" text:style-name="Index_20_Link" text:visited-style-name="Index_20_Link">Beschaffen der Drohne und Installation der Software<text:tab/>5</text:a></text:p>
          <text:p text:style-name="P76"><text:a xlink:type="simple" xlink:href="#__RefHeading__655_1259517275" text:style-name="Index_20_Link" text:visited-style-name="Index_20_Link">Das Projekt organisieren<text:tab/>6</text:a></text:p>
          <text:p text:style-name="P77"><text:a xlink:type="simple" xlink:href="#__RefHeading__657_1259517275" text:style-name="Index_20_Link" text:visited-style-name="Index_20_Link">Die Programmierelemente von node.js<text:tab/>6</text:a></text:p>
          <text:p text:style-name="P77"><text:a xlink:type="simple" xlink:href="#__RefHeading__659_1259517275" text:style-name="Index_20_Link" text:visited-style-name="Index_20_Link">Konkrete Planung des Projektes – Was ist möglich?<text:tab/>6</text:a></text:p>
          <text:p text:style-name="P76"><text:a xlink:type="simple" xlink:href="#__RefHeading__661_1259517275" text:style-name="Index_20_Link" text:visited-style-name="Index_20_Link">Die Drohne programmieren<text:tab/>7</text:a></text:p>
          <text:p text:style-name="P77"><text:a xlink:type="simple" xlink:href="#__RefHeading__663_1259517275" text:style-name="Index_20_Link" text:visited-style-name="Index_20_Link">Steuerung über die Konsole<text:tab/>7</text:a></text:p>
          <text:p text:style-name="P77"><text:a xlink:type="simple" xlink:href="#__RefHeading__665_1259517275" text:style-name="Index_20_Link" text:visited-style-name="Index_20_Link">Eine Website als Kommandozentrale<text:tab/>7</text:a></text:p>
          <text:p text:style-name="P77"><text:a xlink:type="simple" xlink:href="#__RefHeading__667_1259517275" text:style-name="Index_20_Link" text:visited-style-name="Index_20_Link">Entfernungsmessung mit Ultraschall<text:tab/>7</text:a></text:p>
          <text:p text:style-name="P77"><text:a xlink:type="simple" xlink:href="#__RefHeading__669_1259517275" text:style-name="Index_20_Link" text:visited-style-name="Index_20_Link">Bewegungsbefehle<text:tab/>8</text:a></text:p>
          <text:p text:style-name="P76"><text:a xlink:type="simple" xlink:href="#__RefHeading__671_1259517275" text:style-name="Index_20_Link" text:visited-style-name="Index_20_Link">Das Darstellungsprogramm<text:tab/>9</text:a></text:p>
          <text:p text:style-name="P77"><text:a xlink:type="simple" xlink:href="#__RefHeading__673_1259517275" text:style-name="Index_20_Link" text:visited-style-name="Index_20_Link">Grundidee zu den Hindernissen<text:tab/>9</text:a></text:p>
          <text:p text:style-name="P77"><text:a xlink:type="simple" xlink:href="#__RefHeading__675_1259517275" text:style-name="Index_20_Link" text:visited-style-name="Index_20_Link">Erster Rundumtest<text:tab/>9</text:a></text:p>
          <text:p text:style-name="P77"><text:a xlink:type="simple" xlink:href="#__RefHeading__677_1259517275" text:style-name="Index_20_Link" text:visited-style-name="Index_20_Link">Fehler sind Regel<text:tab/>9</text:a></text:p>
        </text:index-body>
      </text:table-of-content>
      <text:h text:style-name="P60" text:outline-level="1"/>
      <text:h text:style-name="P62" text:outline-level="1"><text:bookmark-start text:name="__RefHeading__369_487429023"/>Das Projekt allgemein<text:bookmark-end text:name="__RefHeading__369_487429023"/></text:h>
      <text:p text:style-name="P6">Bei diesem Projekt handelt es sich um eine Verknüpfung eines <text:span text:style-name="T2">info</text:span>rmatischen Teils inform einer Programmierung <text:span text:style-name="T2">zur Raumanalyse</text:span> <text:span text:style-name="T2">und einem technischen Teil inform der Betreibung einer Drohne.</text:span></text:p>
      <text:p text:style-name="P6"><text:span text:style-name="T3">Ziel des Projektes ist die Vermessung und dreidimensionale Darstellung eines geschlossenen Raumes </text:span><text:bookmark text:name="_GoBack"/><text:span text:style-name="T3">mit </text:span><text:span text:style-name="T5">H</text:span><text:span text:style-name="T3">ilfe einer Parrot</text:span><text:span text:style-name="T4">®</text:span><text:span text:style-name="T3"> AR.Drone 2.0.</text:span></text:p>
      <text:p text:style-name="P6"><text:span text:style-name="T3">Die Steuerung der Drohne soll mittels des </text:span><text:span text:style-name="T6">AR Drone</text:span><text:span text:style-name="T3"> Moduls in node.js realisiert werden.</text:span></text:p>
      <text:p text:style-name="P22">Die Drohne erhält Steuerkommandos von einem Computer über eine WLAN-Verbindung und übermittelt ihrerseits Daten an diesen, beispiel<text:span text:style-name="T15">s</text:span>weise einen Videostream von der integrierten HD-Kamera. Empfangene Daten sollen dann vom Computer ausgewertet und zu einer dreidimensionalen Darstellung des Raums aufbereitet werden. </text:p>
      <text:p text:style-name="P23">Des Weiteren soll der Quadroko<text:span text:style-name="T16">7</text:span></text:p>
      <text:p text:style-name="P23">pter im Auto-Modus, d.h. ohne durch Menschen gesteuert zu werden, den Raum analysieren und Hindernissen ausweichen können.</text:p>
      <text:h text:style-name="P67" text:outline-level="2"><text:bookmark-start text:name="__RefHeading__460_487429023"/>Wer sind wir?<text:bookmark-end text:name="__RefHeading__460_487429023"/></text:h>
      <text:p text:style-name="P5">Wir sind zwei Schüler der Jahrgangsstufe Q2 am Gymnasium Wolbeck. Beide haben wir reges Interesse an der Informatik, der Physik und der Technik und arbeiten auch mal außerhalb der Schulzeit gerne an Projekten. Wir sind 17 Jahre alt und haben beide schon mal unabhängig von einander an einem Jugend Forscht Wettbewerb teilgenommen.</text:p>
      <text:p text:style-name="P5">Alexander Neuwirth hat letztes Jahr mit einer LEGO-Mindstorms Roboter Programmierung bei Jugend Forscht mitgemacht und ist damit in die (Regioebene?) gekommen.(-!TODO)</text:p>
      <text:p text:style-name="P5">Jonathan Sigrist hat bereits im Jahr (-!TODO) bei Jugend Forscht und anderen Wettbewerben mit einem Projekt zur effizienten Nutzung von Solarzellen in der Physik beigetragen und einen Sonderpreis für Umweltbewusstsein erlangt. Seine Facharbeit hat er im Fach Physik geschrieben. Bereits mehrere Male hat er sich an außerschulischen <text:span text:style-name="T7">Camps beteiligt.</text:span></text:p>
      <text:h text:style-name="P68" text:outline-level="2"><text:bookmark-start text:name="__RefHeading__462_487429023"/>Ziel des Projektes<text:bookmark-end text:name="__RefHeading__462_487429023"/></text:h>
      <text:p text:style-name="P7">Am Ende soll eine vollständige, fehlerfreie Überprüfung eines Raumes ohne Eingriffe möglich sein.</text:p>
      <text:p text:style-name="P7">Das wird umgesetzt, indem man <text:span text:style-name="T12">den Raum analysiert und jede Ungenauigkeit weiter zu differenzieren versucht, bis das Programm einen Fehler erkannt und möglichst sicher gelöst bekommt. Dabei bewegt sich die Drohne dabei nur auf bereits analysierten Routen, um die Flugsicherheit zu garantieren.</text:span></text:p>
      <text:p text:style-name="P7">...<text:span text:style-name="T12">(-!TODO)</text:span></text:p>
      <text:h text:style-name="P69" text:outline-level="2"><text:bookmark-start text:name="__RefHeading__505_487429023"/>Verlauf – Kurzbeschreibung<text:bookmark-end text:name="__RefHeading__505_487429023"/></text:h>
      <text:p text:style-name="P8">Am Anfang haben wir strukturiert die Module und Sensoren der Drohne getestet, um möglichst genau zu arbeiten. Desweiteren haben wir uns die benötigten Programmierelemente wie node.js ausgiebig angeschaut.</text:p>
      <text:p text:style-name="P8"><text:soft-page-break/>Wir haben unser Analyse-Programm auf einem Computer laufen und verbinden die Drohne immer mit diesem. Das Programm kann so auf dem Computer geschrieben und erweitert werden, ohne direkten Drohnenzugang zu haben.</text:p>
      <text:p text:style-name="P8">Zuerst haben wir die Steuerung über einen Browser laufen lassen. Daran haben wir dann einen Videostream der Frontkamera der Drohne gebunden. Dieser ließ sich dann auch analysieren und das Ergebnis wurde neben dem Ursprungsbild angezeigt. Um eine Entfernungsmessung zu ermöglichen, haben wir einen Ultraschallsensor mit Hilfe eines Raspberry Pi Chips in das Netz eingebunden.</text:p>
      <text:p text:style-name="P8"><text:span text:style-name="T14">Dann ha</text:span>ben wir einen Umriss des Raumes von der Startposition aus <text:span text:style-name="T13">gezeichnet. Darauf aufbauend haben wir dann die Drohne an Positionen mit Fehlerpotential geflogen und einen weiteren Test durchführen lassen. Kanten und Ecken werden dabei erkannt und korrekt in die Graphik eingezeichnet.</text:span></text:p>
      <text:p text:style-name="P9">Als finalen Schritt haben wir das Programm so erweitert, dass es von sich aus günstige Punkte für die weitere Anaylse sucht und eigenständig die Drohne dort hin zu manövrieren. Den Status der Drohne kann man in dem Programm nachschlagen.</text:p>
      <text:h text:style-name="P70" text:outline-level="2"><text:bookmark-start text:name="__RefHeading__516_487429023"/>Das Resultat<text:bookmark-end text:name="__RefHeading__516_487429023"/></text:h>
      <text:p text:style-name="P10"/>
      <text:h text:style-name="P63" text:outline-level="1"><text:bookmark-start text:name="__RefHeading__518_487429023"/>Ganz am Anfang<text:bookmark-end text:name="__RefHeading__518_487429023"/></text:h>
      <text:p text:style-name="P26">Dieses Projekt ist aus verschiedenen anderen Projekten <text:span text:style-name="T17">und Interessengebieten</text:span> entstanden.</text:p>
      <text:h text:style-name="Heading_20_2" text:outline-level="2"><text:bookmark-start text:name="__RefHeading__653_1259517275"/><text:span text:style-name="T14">Erste Planungen und Ideen</text:span><text:bookmark-end text:name="__RefHeading__653_1259517275"/></text:h>
      <text:p text:style-name="P27">Zum einen finden wir es spannend eine Maschine so zu programmieren, dass sie von einem Nutzer Befehle annimmt und diese dann sowohl logisch richtig, als auch <text:span text:style-name="T17">ihren Ansprüchen gerecht wird.</text:span></text:p>
      <text:p text:style-name="P29">Desweiteren brauchte es einen Anwendungsfall mit eigenständiger Bearbeitung seitens des Programmes. Ein Programm, welches man einmal startet und vollautomatisch ein Ergebnis erhält, währenddessen jedoch weiterhin vom Benutzer kontrolliert werden kann.</text:p>
      <text:p text:style-name="P28">Dazu war das von Alexander durchgeführte Projekt mit dem LEGO-NXT Roboter natürlich eine gute Vorlage. Allerdings ging es dort hauptsächlich um die Verbindung und die allgemeine Steuerbarkeit und nicht um die Programmierung <text:span text:style-name="T18">für</text:span> eine<text:span text:style-name="T18">n s</text:span>peziellen <text:span text:style-name="T18">Fallbeispieles</text:span>.</text:p>
      <text:p text:style-name="P29">Ein Video im Internet hat uns dann auf die Flexibilität einer Drohne aufmerksam gemacht. Gerade die AR.Drone von Parrot ist als geeignet genannt. Sie ist einfach anzusteuern, kann dabei immer noch Mobil bleiben. Außerdem hat sie einen USB-Anschluss <text:span text:style-name="T19">zum Datenaustausch.</text:span></text:p>
      <text:p text:style-name="P30">Uns fiel dann der Utraschallsensor der AR.Drone auf und wir hatten die Idee, diesen nach vorne zu richten. Damit könnte man dann einen Raum vermessen. Mit diesen Daten kann man auf einem Computer den Grundschnitt des gesammten Raumes grafisch anzeigen lassen. Ebenso könnte der Nutzer die Drohne an einen beliebigen Punkt im Raum schicken. Die Drohne fliegt dann eine geeignete Flugroute zum Zielort ohne mit Hindernissen zusammen zu stoßen.</text:p>
      <text:h text:style-name="P70" text:outline-level="2"><text:bookmark-start text:name="__RefHeading__524_487429023"/>Beschaffen der Drohne und <text:span text:style-name="T20">Installation</text:span> der Software<text:bookmark-end text:name="__RefHeading__524_487429023"/></text:h>
      <text:p text:style-name="P32">Wir haben uns für eine AR.Drone von Parrot entschieden. Um die Kosten möglichst klein zu halten, haben wir uns eine gebrauchte, generalüberholte Drohne gekauft. Dazu noch einen weiteren Akku mit 2000mAh, um längere Testflüge zu absolvieren. Der mitgelieferte Akku hatte nur eine Laufzeit von zwölf Minuten und so kann man parallel mit einem Akku fliegen und den anderen aufladen.</text:p>
      <text:p text:style-name="P32">Mit einer kostenlosen Handy-App von Parrot kann die Drohne sehr leicht geflogen werden. Um sie mit dem Computer zu steuern, ist node.js <text:span text:style-name="T21">und ein frei verfügbares Modul von Felix Geisendörfer benötigt. Als Editor haben wir notepad++ genutzt oder haben gleich in der Konsole editiert. Zum synchronieren des Projektes ist git zum Einsatz gekommen.</text:span></text:p>
      <text:p text:style-name="P31"/>
      <text:h text:style-name="P61" text:outline-level="1"><text:bookmark-start text:name="__RefHeading__655_1259517275"/><text:span text:style-name="T23">Das Projekt </text:span>organisieren<text:bookmark-end text:name="__RefHeading__655_1259517275"/></text:h>
      <text:p text:style-name="P33"><text:span text:style-name="T22">Nachdem alle Einkäufe vorerst abgeschlossen waren, (-!TODO)</text:span></text:p>
      <text:p text:style-name="P34">Als die Drohne angekommen ist, haben wir die Flugeigenschaften mit Hilfe der Handy-App getestet und ein Gefühl dafür entwickelt, wie man die Drohne ansteuern muss, um ein genaues Fliegen zu gewährleisten. <text:span text:style-name="T27">Die App wurde auch später oft heraugezogen, um Probleme aufzudecken und zu beheben</text:span></text:p>
      <text:p text:style-name="P35">Mit den Daten und Eigenschaften der Drohne konnten wir einen genauen Plan über die Vorgehensweise bis zum fertigen Projekt machen. Er wurde natürlich nachträglich immer wieder bearbeitet und ergänzt, die Grundstruktur blieb aber erhalten.</text:p>
      <text:h text:style-name="P71" text:outline-level="2"><text:bookmark-start text:name="__RefHeading__657_1259517275"/>Die Programmierelemente von node.js<text:bookmark-end text:name="__RefHeading__657_1259517275"/></text:h>
      <text:p text:style-name="P37">Um mit node.js arbeiten zu können, müssen sowohl die Programmiersprache, als auch die <text:span text:style-name="T24">Verwendungsöglichkeiten klar sein. Es handelt sich bei node.js um JavaScript, was auf dem Server und nicht auf dem Client läuft. Daraus ergeben sich Verwaltungsvorteile, welche mit normalem JavaScript nicht leicht zu erreichen sind. Insbesondere die asynchrone Callback-Funktion und die einfache Möglichkeit eine Website mit in das Programm einzubinden sind hier von Vorteil.</text:span></text:p>
      <text:p text:style-name="P38">Um auf die Drohne zuzugreifen, muss ein Modul in das Projekt eingebunden werden. Danach können alle Funktionen frei genutzt werden. <text:span text:style-name="T25">Das Modul der Drohne gibt desweiteren die Möglichkeit einen Videostream von der Drohne in Echtzeit zu übertragen und stellt diesen sowie viele andere Informationen über die Drohne dem Programm zur Verfügung.</text:span></text:p>
      <text:h text:style-name="Heading_20_2" text:outline-level="2"><text:bookmark-start text:name="__RefHeading__659_1259517275"/>Konkrete Planung des Projektes – Was ist möglich?<text:bookmark-end text:name="__RefHeading__659_1259517275"/></text:h>
      <text:p text:style-name="P36">Ein wichtiger erster Schritt war der, die Drohne über den Computer zu kontrollieren. Dafür reichte schon die direkte Implementierung des Moduls in eine JavaScript Datei, welche dann mit node.js ausgeführt worden ist. Über die Konsole konnten direkte Befehle an die Drohne geschickt werden (zum Beispiel: "takeoff()", "forward(0.1)")(-!richtige Befehle?).</text:p>
      <text:p text:style-name="P39">So wurde schnell klar, dass die Drohne ziemlich gut durch ein Programm kontrolliert werden kann. Allerdings nur, wenn Vergleichsdaten konstant und präzise gesendet werden. Wenn die Distanz zu einem Objekt zum Beispiel zu hoch ist, wird eine Entfernung von 0 angegeben. Auch bei anderen Einstellungen wird oft eine falsche Entfernung angegeben.</text:p>
      <text:p text:style-name="P39"/>
      <text:h text:style-name="P61" text:outline-level="1"><text:bookmark-start text:name="__RefHeading__661_1259517275"/>Die Drohne programmieren<text:bookmark-end text:name="__RefHeading__661_1259517275"/></text:h>
      <text:p text:style-name="P39">In dem folgenden Kapitel soll erklärt werden, wie die Drohnensteuerung programmiert ist und wie si<text:span text:style-name="T26">ch durch ein Programm oder durch einen Benutzer komplexe Abläufe realisieren lassen. Dabei kann auch später auf Grundfunktionen zurückgegriffen werden. Diese sind dann hier auch erklärt.</text:span></text:p>
      <text:h text:style-name="P72" text:outline-level="2"><text:bookmark-start text:name="__RefHeading__663_1259517275"/>Steuerung über die Konsole<text:bookmark-end text:name="__RefHeading__663_1259517275"/></text:h>
      <text:p text:style-name="P40">Wie vorher schon erwähnt muss für die direkte Befehlseingabe lediglich der Server in einer Konsole mit node.js gestartet werden. Alle weiteren Eingaben beziehen sich dann auch Befehle an die Drohne. Damit konnten sich einfache Programme schreiben, welche die Drohne starten, einmal hochfliegen lassen und wieder landen. Auch der Benutzer hatte hier eine direkte Kontrolle, auch wenn sie sehr primitiv war.</text:p>
      <text:h text:style-name="P72" text:outline-level="2"><text:bookmark-start text:name="__RefHeading__665_1259517275"/>Eine Website als Kommandozentrale<text:bookmark-end text:name="__RefHeading__665_1259517275"/></text:h>
      <text:p text:style-name="P41"><text:span text:style-name="T26">Für die weitere Arbeit war eine andere Benutzeroberfläche nötig. Eine Website bietet sich da nur zu gut an. Und dank node.js stellt das auch keine allzu große Herausforderung dar. Eine Website bietet zwei weitere große Vorteile. Zum einen kann der Videostream einfach abgebildet werden und die spätere grafische Darstellung der Daten ist so auch deutlich einfacher. Zum anderen kann man sich aber auch mit mehreren Clients mit dem Server verbinden.</text:span></text:p>
      <text:p text:style-name="P38">Wir haben also einen <text:span text:style-name="T25">Server</text:span> programmiert, welcher sich nach Möglichkeit <text:span text:style-name="T25">mit der</text:span> Drohne <text:span text:style-name="T25">verbindet und von welchem man Befehle an diese senden kann. Zu diesem Server kann man sich dann mit einem normalen Internetbrowser verbinden. Damit erhält man die Kontrolle über die Drohne, soweit diese eingeschaltet ist. Es ist so auch möglich, sich mit mehreren Clients auf einem Server zu verbinden und so die Drohne parallel anzusteuern.</text:span></text:p>
      <text:h text:style-name="Heading_20_2" text:outline-level="2"><text:bookmark-start text:name="__RefHeading__667_1259517275"/>Entfernungsmessung mit Ultraschall<text:bookmark-end text:name="__RefHeading__667_1259517275"/></text:h>
      <text:p text:style-name="P42">Die AR.Drone hat an ihrer Unterseite ein Ultraschallsensor, welcher die Entfernung durch Schallrückwurf zum nächsten Objekt mit bis zu sechs Metern recht genau angibt. Als erstes haben wir geguckt, in welchem Bereich die Entfernung gemessen wird und wie stark sich die Streuung oder Schluckung des Schalls auf das Ergebnis auswirkt. Dabei kam ein erstaunlich genauer Wert heraus, solange man nicht versucht <text:span text:style-name="T28">das System zu verstellen. Um die Entfernung nach vorne zu kriegen, haben wir erst einen Schallspiegel in einem 45° Winkel angebracht. Bei dem Versuch ist allerdings die Flugfähigkeit der Drohne zerstört worden. Die Werte waren ungenau oder häufig über lange Perioden komplett ungültig. Und ohne oder mit falschen Werten hat die Drohne versucht, diese Distanz als falsch interpretierte Höhe auszugleichen und ist entweder gegen die Decke oder gegen den Boden geflogen. Es stellten sich nun drei Lösungsmöglichkeiten für das Problem dar:</text:span></text:p>
      <text:list xml:id="list3256981683678962156" text:style-name="L3">
        <text:list-item>
          <text:p text:style-name="P43">Eine Untersuchung des <text:span text:style-name="T30">Videostreams</text:span>. Daten über die Entfernung und Positionierung von Objekten vor der Drohne mit Hilfe der Videoübertragung und geeigneten Analysealgorithmen erhalten. Hier liegt das Problem darin, dass eine komplette dreidimensionale Untersuchung deutlich zu lange braucht und Entfernungen nach vorne <text:span text:style-name="T29">sonst sehr </text:span>ungenau sind.</text:p>
        </text:list-item>
        <text:list-item>
          <text:p text:style-name="P44"><text:soft-page-break/>Ein <text:span text:style-name="T30">Laser</text:span> für exakte punktgenaue Messungen. Um wirklich genaue Werte zu analysieren, kann ein Lasermessgerät genutzt werden. Es ist allerdings recht teuer und muss extern an die Drohne angebaut werden. Desweiteren braucht es für eine Raumanalyse aber auch gar keine so genauen Werte. Und die Streuung ist sogar erwünscht.</text:p>
        </text:list-item>
        <text:list-item>
          <text:p text:style-name="P44">Ein weiteres <text:span text:style-name="T30">Ultraschallmessgerät</text:span>. Ein seperates Messgerät ermöglicht in Kombination mit einem Raspberry-Pi-Chip eine völlig ausreichende Genauigkeit. Zusätzlich werden so auch Objekte kurz unter oder über der Flughöhe mit erkannt. Und es werden Flächen analysiert und nicht nur einzelne Punkte. Das hat den Vorteil, dass Fehlermessungen mit herausragenden Objekten vermieden werden können.</text:p>
        </text:list-item>
      </text:list>
      <text:p text:style-name="P45">Ein weiterer seperater Ultraschallsensor hat also durchaus Vorteile gegenüber der Lasermessung. Durch den Raspberry-Pi-Chip sind auch noch weitere Möglichkeiten offen. Die Videoverarbeitung haben wir eher zur Positionsverbesserung verwendet, als damit ein Tiefenbild zu generieren. Das geht in Echtzeit und sowohl auf der Front-, als auch auf der Bodenkamera, jedoch nicht parallel.</text:p>
      <text:h text:style-name="P73" text:outline-level="2"><text:bookmark-start text:name="__RefHeading__669_1259517275"/>Bewegungsbefehle<text:bookmark-end text:name="__RefHeading__669_1259517275"/></text:h>
      <text:p text:style-name="P46">Um die Drohne einfach nutzbar zu machen, muss sie eigenständig zu Zielpositionen fliegen können. Das Programm steuert dabei mit dem Kompass der Drohne, dem Neigungswinkel und der Verschiebung des Bildes der Bodenkamera die Drohne so, dass sie von der Startposition aus in eine bestimmte Richtung eine gewisse Entfernung weit fliegt. (-!Beispielcode)</text:p>
      <text:p text:style-name="P46">Weitere Befehle sind zum Beispiel dafür da, die Drohne einmal um 360° zu drehen und die Entfernungen zu messen. Dabei ist es wichtig, dass die Drohne auf einer Position bleibt und nicht langsam weggleitet. Das ist duch die Verfolgung des Bildes der Bodenkammera gewährleistet. Das Bild wird dabei um die eigene Achse gedreht, passend mit der Drohne selbst.</text:p>
      <text:p text:style-name="P47">Auch nach <text:s/>vorne kann die Position stabilisiert werden. Durch Gleiten nach rechts oder links, sowie nach oben oder unten verschiebt sich das Bild dem entsprechend. Gleitet die Drohne nach vorne oder nach hinten, wird das Bild kleiner oder größer und die verfolgten Punkte wandern näher zu einander oder von einander weg. Allerdings ist die Nutzung der Bodenkamera deutlich vorteilhafter.</text:p>
      <text:p text:style-name="P47"/>
      <text:h text:style-name="P64" text:outline-level="1"><text:bookmark-start text:name="__RefHeading__671_1259517275"/>Das Darstellungsprogramm<text:bookmark-end text:name="__RefHeading__671_1259517275"/></text:h>
      <text:p text:style-name="P48">Die von der Drohne gesammelten Daten sollen irgentwie für den Nutzer sichbar gemacht werden. Wir haben in dem Browser eine Canvas-Oberfläche zum grafischen darstellen genutzt. Mit JavaScript können dort dann einzelne Hindernisse eingezeichnet werden. <text:span text:style-name="T31">Aus den gegebenen Messpunkten wird auch die Flugroute der Drohne ausgerechnet und an diese weitergegeben. (-!TODO Wie machen wirs jetzt?)</text:span></text:p>
      <text:h text:style-name="P74" text:outline-level="2"><text:bookmark-start text:name="__RefHeading__673_1259517275"/>Grundidee zu den Hindernissen<text:bookmark-end text:name="__RefHeading__673_1259517275"/></text:h>
      <text:p text:style-name="P49">Misst die Drohne eine Entfernung, so kann der Messpunkt lokalisiert werden, in dem man die Position der Drohne im Raum mit der Richting und der Entfernung der Messung erweitert. Dieser Punkt wird dann in Zusammenhang mit den vorher und nachher gemessenen Punkten in Verbindung gebracht und bildet einen Teil eines Hindernisses. Liegen nacheinander gemessene Punkte zu weit auseinander, so soll der Teil zwischen den Punkten weiter analysiert werden. Ist ein Punkt ungültig, wird er nicht in Zusammenhang gebracht. <text:span text:style-name="T32">Liegen Punkte nah beieinander, werden sie in einen Zusammenhang gebracht oder ganz zusammengefasst. </text:span>Die Genauigkeit der Messung kann durch verschiedene Parameter beeinflusst werden:</text:p>
      <text:list xml:id="list453712244957720696" text:style-name="L4">
        <text:list-item>
          <text:p text:style-name="P50">Wählt man einen kleineren Drehwinkel, so wird die Abtastrate höher und die Genauigkeit wird erhöht. Die Drohne treht sich langsamer.</text:p>
        </text:list-item>
        <text:list-item>
          <text:p text:style-name="P50">Ist der maximal zulässige Abstand zwischen zwei Messpunkten kleiner, so wird eine höhere Genauigkeit erzwungen. Außerdem werden Störobjekte besser erkannt.</text:p>
        </text:list-item>
      </text:list>
      <text:h text:style-name="P75" text:outline-level="2"><text:bookmark-start text:name="__RefHeading__675_1259517275"/>Erster Rundumtest<text:bookmark-end text:name="__RefHeading__675_1259517275"/></text:h>
      <text:p text:style-name="P51">Bei diesem Versuch hat sich die Drohne einmal um die eigene Achse gedreht und Messpunkte aufgenommen. Dabei war zuerst die Position der Drohne als Mittelpunkt unbeweglich angenommen. Später wurde die Position aus dem Bewegungsabbild der Bodenkamera realistischer berechnet. Man konnte einen Überblick über die Analyse kriegen.</text:p>
      <text:h text:style-name="P75" text:outline-level="2"><text:bookmark-start text:name="__RefHeading__677_1259517275"/>Fehler sind Regel<text:bookmark-end text:name="__RefHeading__677_1259517275"/></text:h>
      <text:p text:style-name="P51">Oft traten bei der Auswertung von Messpunkten Probleme auf. Die drei wichtigsten sollen hier aufgelistet werden. Die Lösung der Probleme ist essenziel für eine brauchbare Auswertung.</text:p>
      <text:list xml:id="list1918703980525928007" text:style-name="L5">
        <text:list-item>
          <text:p text:style-name="P52">Der erste Fehler ergibt sich, wenn Messpunkte ungültig sind. Das kann passieren, wenn eine zu große Entfernung vorherrscht (über sechs Meter) oder ein Wert von 0 zurückgegeben wird. Diese Punkte werden alleine als Regelfehler angesehen und aussortiert. Treten sie jedoch in zusammenhängenden Gruppen auf, kann man sie nicht mehr einfach ignorieren und müssen weiter analysiert werden. Dafür scannt die Drohne den betroffenen Bereich noch einmal.</text:p>
        </text:list-item>
        <text:list-item>
          <text:p text:style-name="P53">Der zweite Fehler stellt zu große Abstände zwischen zwei Messpunkten dar. Zwischen diesen Messpunkten könnten sich weitere unentdeckte Hindernisse verbergen oder sich Räume zeigen, die übersprungen worden sind. <text:span text:style-name="T34">Die Drohne fliegt hierzu senkrecht vor eine solche Linie und scannt den betroffenen Bereich noch einmal, wenn nötig mit höherer </text:span><text:soft-page-break/><text:span text:style-name="T34">Abtastrate.</text:span></text:p>
        </text:list-item>
        <text:list-item>
          <text:p text:style-name="P54">Der dritte Fehler beruht darauf, dass das System nicht alle Hindernisse einwandfrei erkennt. So sind zum Beispiel kleine, dünne Objekte wie Lampenkabel anfällig für diesen Fehler. Eine höhere Abtastrate gibt in diesem Fall Sicherheit.</text:p>
        </text:list-item>
      </text:list>
      <text:p text:style-name="P55"/>
      <text:p text:style-name="P58"/>
      <text:p text:style-name="P11">Quellen:</text:p>
      <text:list xml:id="list6968777293483770774" text:style-name="L1">
        <text:list-item>
          <text:p text:style-name="P24">ARDrone Parrot von Alternate(-!genau)</text:p>
        </text:list-item>
        <text:list-item>
          <text:p text:style-name="P24">Akku Amazon(-!genau)</text:p>
        </text:list-item>
        <text:list-item>
          <text:p text:style-name="P24">Extraflügel von Amazon(-!genau)</text:p>
        </text:list-item>
        <text:list-item>
          <text:p text:style-name="P25">github</text:p>
        </text:list-item>
        <text:list-item>
          <text:p text:style-name="P25">node.js</text:p>
        </text:list-item>
        <text:list-item>
          <text:p text:style-name="P25">module für node</text:p>
        </text:list-item>
        <text:list-item>
          <text:p text:style-name="P25">videobearbeitungsalgorithmen</text:p>
        </text:list-item>
      </text:list>
      <text:p text:style-name="P5"/>
      <text:p text:style-name="P56">INHALT:</text:p>
      <text:list xml:id="list746494822203631372" text:style-name="L2">
        <text:list-item>
          <text:p text:style-name="P15">Das Projekt allgemein</text:p>
          <text:list>
            <text:list-item>
              <text:p text:style-name="P15">Wer sind wir?</text:p>
            </text:list-item>
            <text:list-item>
              <text:p text:style-name="P15">Ziel des Projektes</text:p>
            </text:list-item>
            <text:list-item>
              <text:p text:style-name="P15">Verlauf – Kurzbeschreibung</text:p>
            </text:list-item>
            <text:list-item>
              <text:p text:style-name="P15">Das Resultat</text:p>
            </text:list-item>
          </text:list>
        </text:list-item>
        <text:list-item>
          <text:p text:style-name="P15">Ganz am Anfang</text:p>
          <text:list>
            <text:list-item>
              <text:p text:style-name="P15">Erste Planungen und Ideen</text:p>
            </text:list-item>
            <text:list-item>
              <text:p text:style-name="P15">Verschachtelung der Ideen</text:p>
            </text:list-item>
            <text:list-item>
              <text:p text:style-name="P15">Beschaffung der Drohne und den sonstigen Bauteilen</text:p>
            </text:list-item>
            <text:list-item>
              <text:p text:style-name="P15">Installieren der benötigten Software</text:p>
            </text:list-item>
          </text:list>
        </text:list-item>
        <text:list-item>
          <text:p text:style-name="P15">Erste Schritte organisiert</text:p>
          <text:list>
            <text:list-item>
              <text:p text:style-name="P15">Die Drohne ist da! Erstes mal fliegen mit der App<text:span text:style-name="T8">(immer mal wieder zum debuggen)</text:span></text:p>
            </text:list-item>
            <text:list-item>
              <text:p text:style-name="P16">Konkrete Planung des Projektes – Was ist überhaupt möglich?</text:p>
            </text:list-item>
            <text:list-item>
              <text:p text:style-name="P16">Einlesen in die Programmierelemente NODE <text:span text:style-name="T9">und die Module für die Drohne</text:span></text:p>
            </text:list-item>
          </text:list>
        </text:list-item>
        <text:list-item>
          <text:p text:style-name="P16">Es geht los! - Die Drohne programmieren</text:p>
          <text:list>
            <text:list-item>
              <text:p text:style-name="P16">Die Steuerung über die Konsole mit NODE</text:p>
            </text:list-item>
            <text:list-item>
              <text:p text:style-name="P17">Eine eigene Website als Kontrollzentrale mit Videostream<text:span text:style-name="T8">(multiconnect)</text:span></text:p>
            </text:list-item>
            <text:list-item>
              <text:p text:style-name="P18">Die Entfernungsmessung über Ultraschall(andere Möglichkeiten, Drohne braucht Ultraschall nach unten, "schallspiegel", <text:span text:style-name="T10">min 280mm max 5000mm? darüber 0= ungültig</text:span>)</text:p>
              <text:list>
                <text:list-item>
                  <text:p text:style-name="P18">Die Untersuchung des Videostreams. Eine mögliche 3D Analyse?(zeitintensiv, neurales netz)</text:p>
                </text:list-item>
                <text:list-item>
                  <text:p text:style-name="P18">Der Laser als exakte Messung(punkuell ohne streuung, teuer)</text:p>
                </text:list-item>
                <text:list-item>
                  <text:p text:style-name="P18">externes Ultraschall mit Raspberry Pi auf Drohne(billig, aber komplex)</text:p>
                </text:list-item>
              </text:list>
            </text:list-item>
            <text:list-item>
              <text:p text:style-name="P19">genaue Positionsbestimmung im Raum(tracking(vorne,boden),kompass)</text:p>
            </text:list-item>
          </text:list>
        </text:list-item>
        <text:list-item>
          <text:p text:style-name="P18">Die Daten grafisch darstellen</text:p>
          <text:list>
            <text:list-item>
              <text:p text:style-name="P18">Grundidee zum Projekt – <text:span text:style-name="T10">Wände, Hindernisse und Fehler erkennen</text:span></text:p>
            </text:list-item>
            <text:list-item>
              <text:p text:style-name="P19">Probe: einmal Drehen und Graphik anzeigen lassen</text:p>
            </text:list-item>
            <text:list-item>
              <text:p text:style-name="P19">Fehler Eins: Punkte sind ungültig (zu weit weg etc...)</text:p>
            </text:list-item>
            <text:list-item>
              <text:p text:style-name="P19">Fehler Zwei: Zwischenräume sind zu lang(hinfliegen und noch mal gucken)</text:p>
            </text:list-item>
            <text:list-item>
              <text:p text:style-name="P19">Fehler Drei: Hindernisse werden nicht erkannt!(Glas, Pflanzen)</text:p>
            </text:list-item>
          </text:list>
        </text:list-item>
        <text:list-item>
          <text:p text:style-name="P18">Was kann die Drohne <text:span text:style-name="T11">jetzt eigentlich?(eigenständig,mit Steuerung(versch.Filter,klick to fly))</text:span></text:p>
        </text:list-item>
        <text:list-item>
          <text:p text:style-name="P20">Wo kann man so was gut nutzen?(Schnelle analyse eines raumes,flugplanung trotz hindernissen möglich, unbemannte Interaktion)</text:p>
        </text:list-item>
        <text:list-item>
          <text:p text:style-name="P20">Unser Fazit zu Methoden und er<text:span text:style-name="T33">r</text:span>eichten Zielen</text:p>
        </text:list-item>
        <text:list-item>
          <text:p text:style-name="P20">Der Wettbewerb wartet... noch in Planung</text:p>
        </text:list-item>
        <text:list-item>
          <text:p text:style-name="P20">Verweise und Quel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tab-stops>
          <style:tab-stop style:position="16.501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cfeb" officeooo:paragraph-rsid="0000cfeb"/>
    </style:style>
    <style:style style:name="MP2" style:family="paragraph" style:parent-style-name="Footer">
      <style:paragraph-properties fo:text-align="center" style:justify-single-word="false"/>
      <style:text-properties officeooo:rsid="0000cfeb" officeooo:paragraph-rsid="0011a090"/>
    </style:style>
    <style:style style:name="MT1" style:family="text">
      <style:text-properties officeooo:rsid="0011a0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umuntersuchung mit einer Drohne<text:tab/><text:tab/>Jugend Forscht 2016</text:p>
        <text:p text:style-name="MP1">Alexander Neuwirth, Jonathan Sigrist<text:tab/><text:tab/>Informatik/Mathematik</text:p>
      </style:header>
      <style:footer>
        <text:p text:style-name="MP2">Seite <text:page-number text:select-page="current">13</text:page-number>/<text:page-count>15</text:page-count></text:p>
        <text:p text:style-name="MP2"><text:span text:style-name="MT1">(-!insgesammte Seitenzahl ersetze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4M55S</meta:editing-duration>
    <meta:editing-cycles>21</meta:editing-cycles>
    <meta:generator>LibreOffice/4.2.6.3$Windows_x86 LibreOffice_project/3fd416d4c6db7d3204c17ce57a1d70f6e531ee21</meta:generator>
    <dc:date>2016-01-13T06:08:10.636000000</dc:date>
    <meta:document-statistic meta:table-count="0" meta:image-count="0" meta:object-count="0" meta:page-count="15" meta:paragraph-count="145" meta:word-count="2751" meta:character-count="18975" meta:non-whitespace-character-count="16406"/>
    <meta:user-defined meta:name="Info 1"/>
    <meta:user-defined meta:name="Info 2"/>
    <meta:user-defined meta:name="Info 3"/>
    <meta:user-defined meta:name="Info 4"/>
  </office:meta>
</office:document-meta>
</file>